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6pt solid #808080"/>
      <style:text-properties style:font-name="Calibri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06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06pt solid #808080"/>
      <style:text-properties style:font-name="Calibri" fo:font-size="14pt" style:font-size-asian="14pt" style:font-size-complex="14pt"/>
    </style:style>
    <style:style style:name="ce4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06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06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6" style:family="table-cell">
      <loext:graphic-properties draw:fill="solid" draw:fill-color="#ffffff"/>
      <style:paragraph-properties fo:border-left="0.06pt solid #808080" fo:border-right="0.06pt solid #808080" fo:border-top="none" fo:border-bottom="0.06pt solid #808080"/>
      <style:text-properties style:font-name="Calibri" fo:font-size="14pt" style:font-size-asian="14pt" style:font-size-complex="14pt"/>
    </style:style>
    <style:style style:name="ce7" style:family="table-cell">
      <loext:graphic-properties draw:fill="solid" draw:fill-color="#ffffff"/>
      <style:paragraph-properties fo:border-left="0.06pt solid #808080" fo:border-right="0.06pt solid #808080" fo:border-top="none" fo:border-bottom="0.06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06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fffff"/>
      <style:paragraph-properties fo:border="0.06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text-properties style:font-name="Calibri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6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style:font-name="Calibri" fo:font-size="14pt" style:font-size-asian="14pt" style:language-asian="en" style:country-asian="GB" style:font-size-complex="14pt" style:language-complex="ar" style:country-complex="SA"/>
    </style:style>
    <style:style style:name="T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8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9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loext:opacity="0%"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style:style style:name="T11" style:family="text">
      <style:text-properties style:font-name="Calibri" fo:font-size="14pt" fo:font-weight="bold" style:letter-kerning="true" style:font-name-asian="Times New Roman" style:font-size-asian="14pt" style:language-asian="en" style:country-asian="GB" style:font-weight-asian="bold" style:font-name-complex="Calibri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DA CLAN / </text:span><text:span text:style-name="T2">織田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The Oda family in the time of Nobunaga claimed descent from the Taira clan, by Taira no Chikazane, a grandson of Taira no Shigemori (1138–1179).</text:span></text:p>
                <text:p text:style-name="P2"><text:span text:style-name="T4"><text:s text:c="3"/></text:span><text:span text:style-name="T4">Then turning to neighboring rivals, it, one by one achieved dominance over the Imagawa, Saitō, Azai, Asakura, Takeda and other clans, until Nobunaga held control over central Japan.</text:span></text:p>
                <text:p text:style-name="P2"><text:span text:style-name="T4"><text:s text:c="4"/></text:span><text:span text:style-name="T4">They are allied with the Tokugawa Clan in South Mikawa.</text:span></text:p>
                <text:p text:style-name="P2"><text:span text:style-name="T4">Their mon is a stylized quince flower.</text:span></text:p>
              </table:table-cell>
            </table:table-row>
            <table:table-row table:style-name="ro2">
              <table:table-cell table:style-name="ce3">
                <text:p text:style-name="P3"><text:span text:style-name="T3">Famous Names:</text:span></text:p>
              </table:table-cell>
              <table:table-cell table:style-name="ce4">
                <text:p text:style-name="P4"><text:span text:style-name="T5">Oda Nobuhide (1510–1551) father to 3 sons</text:span></text:p>
                <text:p text:style-name="P4"><text:span text:style-name="T4">Oda Nobuhiro (died 1574) <text:s/>1</text:span><text:span text:style-name="T6">st</text:span><text:span text:style-name="T4"> son</text:span></text:p>
                <text:p text:style-name="P4"><text:span text:style-name="T4">Oda Nobunaga (1534–1582) 2</text:span><text:span text:style-name="T6">nd</text:span><text:span text:style-name="T4"> son</text:span></text:p>
                <text:p text:style-name="P4"><text:span text:style-name="T4">Oda Nobuyuki (1536–1557) 3</text:span><text:span text:style-name="T6">rd</text:span><text:span text:style-name="T4"> son</text:span></text:p>
              </table:table-cell>
            </table:table-row>
            <table:table-row table:style-name="ro3">
              <table:table-cell table:style-name="ce3">
                <text:p text:style-name="P3"><text:span text:style-name="T3">Home Province:</text:span></text:p>
              </table:table-cell>
              <table:table-cell table:style-name="ce5">
                <text:p text:style-name="P5"><text:span text:style-name="T7">Owari, North Ise, </text:span><text:span text:style-name="T8">South Mikawa</text:span></text:p>
              </table:table-cell>
            </table:table-row>
            <table:table-row table:style-name="ro3">
              <table:table-cell table:style-name="ce6">
                <text:p text:style-name="P3"><text:span text:style-name="T3">Starting PU:</text:span></text:p>
              </table:table-cell>
              <table:table-cell table:style-name="ce7">
                <text:p text:style-name="P6"><text:span text:style-name="T9">150</text:span></text:p>
              </table:table-cell>
            </table:table-row>
            <table:table-row table:style-name="ro3">
              <table:table-cell table:style-name="ce3">
                <text:p text:style-name="P3"><text:span text:style-name="T3">Famed for:</text:span></text:p>
              </table:table-cell>
              <table:table-cell table:style-name="ce8">
                <text:p text:style-name="P6"><text:span text:style-name="T9">ASHIGARU; <text:s/></text:span><text:span text:style-name="T10">both Teppo &amp; Yari Ashigaru</text:span></text:p>
              </table:table-cell>
            </table:table-row>
            <table:table-row table:style-name="ro4">
              <table:table-cell table:style-name="ce3">
                <text:p text:style-name="P3"><text:span text:style-name="T3">Location:</text:span></text:p>
              </table:table-cell>
              <table:table-cell table:style-name="ce9">
                <text:p text:style-name="P7"><text:span text:style-name="T11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  <text:p text:style-name="P7"><text:span text:style-name="T10"/></text:p>
              </table:table-cell>
            </table:table-row>
            <table:table-row table:style-name="ro5" table:default-cell-style-name="ce3">
              <table:table-cell>
                <text:p text:style-name="P3"><text:span text:style-name="T3">Victory Conditions:</text:span></text:p>
              </table:table-cell>
              <table:table-cell>
                <text:p text:style-name="P3"><text:span text:style-name="T3">11vc from any of the following 22vc</text:span></text:p>
                <text:p text:style-name="P3"><text:span text:style-name="T3">10 Clan Capitals @ 1vc each &amp; Kaga territory 1vc,</text:span></text:p>
                <text:p text:style-name="P3"><text:span text:style-name="T3">Mount Fuji in Suruga 1vc,</text:span></text:p>
                <text:p text:style-name="P3"><text:span text:style-name="T3">Kyoto in Yamashiro 1vc,</text:span></text:p>
                <text:p text:style-name="P3"><text:span text:style-name="T3">Yamashiro 1vc &amp; 7 surrounding territories @ 1vc each</text:span></text:p>
                <text:p text:style-name="P3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6-08T08:42:07.026000000</dc:date>
    <meta:editing-duration>P1DT1H6M49S</meta:editing-duration>
    <meta:editing-cycles>39</meta:editing-cycles>
    <meta:generator>LibreOffice/7.2.5.2$Windows_X86_64 LibreOffice_project/499f9727c189e6ef3471021d6132d4c694f357e5</meta:generator>
    <meta:document-statistic meta:object-count="1"/>
  </office:meta>
</office:document-meta>
</file>